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0028in" fo:margin-left="-0.0785in" fo:margin-top="0in" fo:margin-bottom="0in" table:align="left"/>
    </style:style>
    <style:style style:name="Table1.A" style:family="table-column">
      <style:table-column-properties style:column-width="6.00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0028in" fo:margin-left="-0.0785in" fo:margin-top="0in" fo:margin-bottom="0in" table:align="left"/>
    </style:style>
    <style:style style:name="Table2.A" style:family="table-column">
      <style:table-column-properties style:column-width="6.0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7" style:family="table-row">
      <style:table-row-properties style:min-row-height="0.5833in" fo:keep-together="auto"/>
    </style:style>
    <style:style style:name="Table2.13" style:family="table-row">
      <style:table-row-properties style:min-row-height="0.7917in" fo:keep-together="auto"/>
    </style:style>
    <style:style style:name="Table3" style:family="table">
      <style:table-properties style:width="6.0028in" fo:margin-left="-0.0785in" fo:margin-top="0in" fo:margin-bottom="0in" table:align="left"/>
    </style:style>
    <style:style style:name="Table3.A" style:family="table-column">
      <style:table-column-properties style:column-width="6.00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1"/>
    </style:style>
    <style:style style:name="Table3.7" style:family="table-row">
      <style:table-row-properties style:min-row-height="0.5833in" fo:keep-together="auto"/>
    </style:style>
    <style:style style:name="Table3.13" style:family="table-row">
      <style:table-row-properties style:min-row-height="0.7917in" fo:keep-together="auto"/>
    </style:style>
    <style:style style:name="Table4" style:family="table">
      <style:table-properties style:width="6.0028in" fo:margin-left="-0.0785in" fo:margin-top="0in" fo:margin-bottom="0in" table:align="left"/>
    </style:style>
    <style:style style:name="Table4.A" style:family="table-column">
      <style:table-column-properties style:column-width="6.00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1"/>
    </style:style>
    <style:style style:name="Table4.7" style:family="table-row">
      <style:table-row-properties style:min-row-height="0.5833in" fo:keep-together="auto"/>
    </style:style>
    <style:style style:name="Table4.13" style:family="table-row">
      <style:table-row-properties style:min-row-height="0.7917in" fo:keep-together="auto"/>
    </style:style>
    <style:style style:name="Table4.19" style:family="table-row">
      <style:table-row-properties style:min-row-height="0.2917in" fo:keep-together="auto"/>
    </style:style>
    <style:style style:name="Table5" style:family="table">
      <style:table-properties style:width="6.0028in" fo:margin-left="-0.0785in" fo:margin-top="0in" fo:margin-bottom="0in" table:align="left"/>
    </style:style>
    <style:style style:name="Table5.A" style:family="table-column">
      <style:table-column-properties style:column-width="6.00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5.7" style:family="table-row">
      <style:table-row-properties style:min-row-height="0.5833in" fo:keep-together="auto"/>
    </style:style>
    <style:style style:name="Table5.15" style:family="table-row">
      <style:table-row-properties style:min-row-height="0.2917in" fo:keep-together="auto"/>
    </style:style>
    <style:style style:name="Table6" style:family="table">
      <style:table-properties style:width="6.0028in" fo:margin-left="-0.0785in" fo:margin-top="0in" fo:margin-bottom="0in" table:align="left"/>
    </style:style>
    <style:style style:name="Table6.A" style:family="table-column">
      <style:table-column-properties style:column-width="6.002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1"/>
    </style:style>
    <style:style style:name="Table6.7" style:family="table-row">
      <style:table-row-properties style:min-row-height="0.1667in" fo:keep-together="auto"/>
    </style:style>
    <style:style style:name="Table7" style:family="table">
      <style:table-properties style:width="6.0556in" fo:margin-left="-0.0785in" fo:margin-top="0in" fo:margin-bottom="0in" table:align="left"/>
    </style:style>
    <style:style style:name="Table7.A" style:family="table-column">
      <style:table-column-properties style:column-width="6.055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1"/>
    </style:style>
    <style:style style:name="Table7.18" style:family="table-row">
      <style:table-row-properties style:min-row-height="0.2083in" fo:keep-together="auto"/>
    </style:style>
    <style:style style:name="Table8" style:family="table">
      <style:table-properties style:width="6.0028in" fo:margin-left="-0.0785in" fo:margin-top="0in" fo:margin-bottom="0in" table:align="left"/>
    </style:style>
    <style:style style:name="Table8.A" style:family="table-column">
      <style:table-column-properties style:column-width="6.002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Arial" fo:font-size="10pt" style:font-name-asian="Arial2" style:font-size-asian="10pt" style:font-name-complex="Arial2" style:font-size-complex="10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Arial" fo:font-size="10pt" style:font-name-asian="Arial2" style:font-size-asian="10pt" style:font-name-complex="Arial2" style:font-size-complex="10pt" fo:background-color="#ffff00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 style:master-page-name="Standard">
      <style:paragraph-properties fo:margin-top="0in" fo:margin-bottom="0in" loext:contextual-spacing="false" fo:line-height="100%" fo:orphans="0" fo:widows="0" style:page-number="1"/>
      <style:text-properties style:font-name="Arial" fo:font-size="10pt" style:font-name-asian="Arial2" style:font-size-asian="10pt" style:font-name-complex="Arial2" style:font-size-complex="10pt"/>
    </style:style>
    <style:style style:name="P5" style:family="paragraph" style:parent-style-name="Standard">
      <style:paragraph-properties fo:margin-top="0in" fo:margin-bottom="0.139in" loext:contextual-spacing="false" fo:line-height="115%"/>
    </style:style>
    <style:style style:name="P6" style:family="paragraph" style:parent-style-name="Standard">
      <style:paragraph-properties fo:margin-top="0in" fo:margin-bottom="0.139in" loext:contextual-spacing="false" fo:line-height="115%"/>
      <style:text-properties style:font-name="Arial" fo:font-size="10pt" style:font-name-asian="Arial2" style:font-size-asian="10pt" style:font-name-complex="Arial2" style:font-size-complex="10pt"/>
    </style:style>
    <style:style style:name="P7" style:family="paragraph" style:parent-style-name="Standard" style:list-style-name="WWNum26">
      <style:paragraph-properties fo:margin-left="0.75in" fo:margin-right="0in" fo:margin-top="0in" fo:margin-bottom="0in" loext:contextual-spacing="true" fo:line-height="115%" fo:text-indent="-0.25in" style:auto-text-indent="false"/>
    </style:style>
    <style:style style:name="P8" style:family="paragraph" style:parent-style-name="Standard" style:list-style-name="WWNum6">
      <style:paragraph-properties fo:margin-left="0.75in" fo:margin-right="0in" fo:margin-top="0in" fo:margin-bottom="0in" loext:contextual-spacing="true" fo:line-height="115%" fo:text-indent="-0.25in" style:auto-text-indent="false"/>
    </style:style>
    <style:style style:name="P9" style:family="paragraph" style:parent-style-name="Standard" style:list-style-name="WWNum26">
      <style:paragraph-properties fo:margin-left="0.75in" fo:margin-right="0in" fo:margin-top="0in" fo:margin-bottom="0.139in" loext:contextual-spacing="true" fo:line-height="115%" fo:text-indent="-0.25in" style:auto-text-indent="false"/>
    </style:style>
    <style:style style:name="P10" style:family="paragraph" style:parent-style-name="Standard" style:list-style-name="WWNum6">
      <style:paragraph-properties fo:margin-left="0.75in" fo:margin-right="0in" fo:margin-top="0in" fo:margin-bottom="0.139in" loext:contextual-spacing="true" fo:line-height="115%" fo:text-indent="-0.25in" style:auto-text-indent="false"/>
    </style:style>
    <style:style style:name="P11" style:family="paragraph" style:parent-style-name="Standard" style:list-style-name="WWNum28">
      <style:paragraph-properties fo:margin-left="1in" fo:margin-right="0in" fo:margin-top="0in" fo:margin-bottom="0in" loext:contextual-spacing="true" fo:line-height="115%" fo:text-indent="-0.25in" style:auto-text-indent="false"/>
    </style:style>
    <style:style style:name="P12" style:family="paragraph" style:parent-style-name="Standard" style:list-style-name="WWNum28">
      <style:paragraph-properties fo:margin-left="1in" fo:margin-right="0in" fo:margin-top="0in" fo:margin-bottom="0.139in" loext:contextual-spacing="true" fo:line-height="115%" fo:text-indent="-0.25in" style:auto-text-indent="false"/>
    </style:style>
    <style:style style:name="P13" style:family="paragraph" style:parent-style-name="Standard" style:list-style-name="WWNum30">
      <style:paragraph-properties fo:margin-left="0.7417in" fo:margin-right="0in" fo:margin-top="0in" fo:margin-bottom="0.139in" loext:contextual-spacing="true" fo:line-height="115%" fo:text-indent="-0.25in" style:auto-text-indent="false"/>
    </style:style>
    <style:style style:name="P14" style:family="paragraph" style:parent-style-name="Standard" style:list-style-name="WWNum18">
      <style:paragraph-properties fo:margin-left="0.7417in" fo:margin-right="0in" fo:margin-top="0in" fo:margin-bottom="0.139in" loext:contextual-spacing="true" fo:line-height="115%" fo:text-indent="-0.25in" style:auto-text-indent="false"/>
    </style:style>
    <style:style style:name="P15" style:family="paragraph" style:parent-style-name="Standard" style:list-style-name="WWNum19">
      <style:paragraph-properties fo:margin-left="0.7417in" fo:margin-right="0in" fo:margin-top="0in" fo:margin-bottom="0.139in" loext:contextual-spacing="true" fo:line-height="115%" fo:text-indent="-0.25in" style:auto-text-indent="false"/>
    </style:style>
    <style:style style:name="P16" style:family="paragraph" style:parent-style-name="Standard" style:list-style-name="WWNum1">
      <style:paragraph-properties fo:margin-left="0.7398in" fo:margin-right="0in" fo:margin-top="0in" fo:margin-bottom="0.139in" loext:contextual-spacing="true" fo:line-height="115%" fo:text-indent="-0.25in" style:auto-text-indent="false"/>
    </style:style>
    <style:style style:name="P17" style:family="paragraph" style:parent-style-name="Standard" style:list-style-name="WWNum4">
      <style:paragraph-properties fo:margin-left="0.7398in" fo:margin-right="0in" fo:margin-top="0in" fo:margin-bottom="0.139in" loext:contextual-spacing="true" fo:line-height="115%" fo:text-indent="-0.25in" style:auto-text-indent="false"/>
    </style:style>
    <style:style style:name="P18" style:family="paragraph" style:parent-style-name="Standard" style:list-style-name="WWNum12">
      <style:paragraph-properties fo:margin-left="0.7398in" fo:margin-right="0in" fo:margin-top="0in" fo:margin-bottom="0.139in" loext:contextual-spacing="true" fo:line-height="115%" fo:text-indent="-0.25in" style:auto-text-indent="false"/>
    </style:style>
    <style:style style:name="P19" style:family="paragraph" style:parent-style-name="Standard" style:list-style-name="WWNum13">
      <style:paragraph-properties fo:margin-left="0.7398in" fo:margin-right="0in" fo:margin-top="0in" fo:margin-bottom="0.139in" loext:contextual-spacing="true" fo:line-height="115%" fo:text-indent="-0.25in" style:auto-text-indent="false"/>
    </style:style>
    <style:style style:name="P20" style:family="paragraph" style:parent-style-name="Standard" style:list-style-name="WWNum7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21" style:family="paragraph" style:parent-style-name="Standard" style:list-style-name="WWNum15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22" style:family="paragraph" style:parent-style-name="Standard" style:list-style-name="WWNum37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23" style:family="paragraph" style:parent-style-name="Standard" style:list-style-name="WWNum41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24" style:family="paragraph" style:parent-style-name="Standard" style:list-style-name="WWNum42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25" style:family="paragraph" style:parent-style-name="Standard" style:list-style-name="WWNum24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26" style:family="paragraph" style:parent-style-name="Standard" style:list-style-name="WWNum23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27" style:family="paragraph" style:parent-style-name="Standard" style:list-style-name="WWNum2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28" style:family="paragraph" style:parent-style-name="Standard" style:list-style-name="WWNum5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29" style:family="paragraph" style:parent-style-name="Standard" style:list-style-name="WWNum9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30" style:family="paragraph" style:parent-style-name="Standard" style:list-style-name="WWNum35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31" style:family="paragraph" style:parent-style-name="Standard" style:list-style-name="WWNum21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32" style:family="paragraph" style:parent-style-name="Standard" style:list-style-name="WWNum22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33" style:family="paragraph" style:parent-style-name="Standard" style:list-style-name="WWNum20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34" style:family="paragraph" style:parent-style-name="Standard" style:list-style-name="WWNum10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35" style:family="paragraph" style:parent-style-name="Standard" style:list-style-name="WWNum17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36" style:family="paragraph" style:parent-style-name="Standard" style:list-style-name="WWNum40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37" style:family="paragraph" style:parent-style-name="Standard" style:list-style-name="WWNum43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38" style:family="paragraph" style:parent-style-name="Standard" style:list-style-name="WWNum38">
      <style:paragraph-properties fo:margin-left="0.7291in" fo:margin-right="0in" fo:margin-top="0in" fo:margin-bottom="0.139in" loext:contextual-spacing="true" fo:line-height="115%" fo:text-indent="-0.25in" style:auto-text-indent="false"/>
    </style:style>
    <style:style style:name="P39" style:family="paragraph" style:parent-style-name="Standard" style:list-style-name="WWNum38">
      <style:paragraph-properties fo:margin-left="0.7291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40" style:family="paragraph" style:parent-style-name="Standard">
      <style:paragraph-properties fo:margin-left="0.7291in" fo:margin-right="0in" fo:margin-top="0in" fo:margin-bottom="0.139in" loext:contextual-spacing="false" fo:line-height="115%" fo:text-indent="-0.25in" style:auto-text-indent="false"/>
    </style:style>
    <style:style style:name="P41" style:family="paragraph" style:parent-style-name="Standard" style:list-style-name="WWNum25">
      <style:paragraph-properties fo:margin-left="0.7291in" fo:margin-right="0in" fo:margin-top="0in" fo:margin-bottom="0.139in" loext:contextual-spacing="false" fo:line-height="115%" fo:text-indent="-0.25in" style:auto-text-indent="false"/>
    </style:style>
    <style:style style:name="P42" style:family="paragraph" style:parent-style-name="Standard" style:list-style-name="WWNum27">
      <style:paragraph-properties fo:margin-left="0.7291in" fo:margin-right="0in" fo:margin-top="0in" fo:margin-bottom="0.139in" loext:contextual-spacing="false" fo:line-height="115%" fo:text-indent="-0.25in" style:auto-text-indent="false"/>
    </style:style>
    <style:style style:name="P43" style:family="paragraph" style:parent-style-name="Standard" style:list-style-name="WWNum32">
      <style:paragraph-properties fo:margin-left="0.7291in" fo:margin-right="0in" fo:margin-top="0in" fo:margin-bottom="0.139in" loext:contextual-spacing="false" fo:line-height="115%" fo:text-indent="-0.25in" style:auto-text-indent="false"/>
    </style:style>
    <style:style style:name="P44" style:family="paragraph" style:parent-style-name="Standard" style:list-style-name="WWNum16">
      <style:paragraph-properties fo:margin-left="0.698in" fo:margin-right="0in" fo:margin-top="0in" fo:margin-bottom="0.139in" loext:contextual-spacing="true" fo:line-height="115%" fo:text-indent="-0.25in" style:auto-text-indent="false"/>
    </style:style>
    <style:style style:name="P45" style:family="paragraph" style:parent-style-name="Standard" style:list-style-name="WWNum39">
      <style:paragraph-properties fo:margin-left="0.698in" fo:margin-right="0in" fo:margin-top="0in" fo:margin-bottom="0.139in" loext:contextual-spacing="true" fo:line-height="115%" fo:text-indent="-0.25in" style:auto-text-indent="false"/>
    </style:style>
    <style:style style:name="P46" style:family="paragraph" style:parent-style-name="Standard" style:list-style-name="WWNum14">
      <style:paragraph-properties fo:margin-left="0.698in" fo:margin-right="0in" fo:margin-top="0in" fo:margin-bottom="0.139in" loext:contextual-spacing="true" fo:line-height="115%" fo:text-indent="-0.25in" style:auto-text-indent="false"/>
    </style:style>
    <style:style style:name="P47" style:family="paragraph" style:parent-style-name="Standard" style:list-style-name="WWNum8">
      <style:paragraph-properties fo:margin-left="0.698in" fo:margin-right="0in" fo:margin-top="0in" fo:margin-bottom="0.139in" loext:contextual-spacing="true" fo:line-height="115%" fo:text-indent="-0.25in" style:auto-text-indent="false"/>
    </style:style>
    <style:style style:name="P48" style:family="paragraph" style:parent-style-name="Standard" style:list-style-name="WWNum3">
      <style:paragraph-properties fo:margin-left="0.698in" fo:margin-right="0in" fo:margin-top="0in" fo:margin-bottom="0.139in" loext:contextual-spacing="true" fo:line-height="115%" fo:text-indent="-0.25in" style:auto-text-indent="false"/>
    </style:style>
    <style:style style:name="P49" style:family="paragraph" style:parent-style-name="Standard" style:list-style-name="WWNum29">
      <style:paragraph-properties fo:margin-left="0.698in" fo:margin-right="0in" fo:margin-top="0in" fo:margin-bottom="0.139in" loext:contextual-spacing="false" fo:line-height="115%" fo:text-indent="-0.25in" style:auto-text-indent="false"/>
    </style:style>
    <style:style style:name="P50" style:family="paragraph" style:parent-style-name="Standard" style:list-style-name="WWNum34">
      <style:paragraph-properties fo:margin-left="0.698in" fo:margin-right="0in" fo:margin-top="0in" fo:margin-bottom="0.139in" loext:contextual-spacing="false" fo:line-height="115%" fo:text-indent="-0.25in" style:auto-text-indent="false"/>
    </style:style>
    <style:style style:name="P51" style:family="paragraph" style:parent-style-name="Standard" style:list-style-name="WWNum33">
      <style:paragraph-properties fo:margin-left="0.7709in" fo:margin-right="0in" fo:margin-top="0in" fo:margin-bottom="0in" loext:contextual-spacing="true" fo:line-height="115%" fo:text-indent="-0.25in" style:auto-text-indent="false"/>
    </style:style>
    <style:style style:name="P52" style:family="paragraph" style:parent-style-name="Standard" style:list-style-name="WWNum33">
      <style:paragraph-properties fo:margin-left="0.7709in" fo:margin-right="0in" fo:margin-top="0in" fo:margin-bottom="0.139in" loext:contextual-spacing="true" fo:line-height="115%" fo:text-indent="-0.25in" style:auto-text-indent="false"/>
    </style:style>
    <style:style style:name="P53" style:family="paragraph" style:parent-style-name="Standard" style:list-style-name="WWNum11">
      <style:paragraph-properties fo:margin-left="0.7709in" fo:margin-right="0in" fo:margin-top="0in" fo:margin-bottom="0.139in" loext:contextual-spacing="true" fo:line-height="115%" fo:text-indent="-0.25in" style:auto-text-indent="false"/>
    </style:style>
    <style:style style:name="P54" style:family="paragraph" style:parent-style-name="Standard" style:list-style-name="WWNum11">
      <style:paragraph-properties fo:margin-left="0.7709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55" style:family="paragraph" style:parent-style-name="Standard" style:list-style-name="WWNum17">
      <style:paragraph-properties fo:margin-left="0.7874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56" style:family="paragraph" style:parent-style-name="Standard" style:list-style-name="WWNum31">
      <style:paragraph-properties fo:margin-left="0.7874in" fo:margin-right="0in" fo:margin-top="0in" fo:margin-bottom="0.139in" loext:contextual-spacing="true" fo:line-height="115%" fo:text-indent="-0.25in" style:auto-text-indent="false"/>
    </style:style>
    <style:style style:name="P57" style:family="paragraph" style:parent-style-name="Standard" style:list-style-name="WWNum36">
      <style:paragraph-properties fo:margin-left="0.7874in" fo:margin-right="0in" fo:margin-top="0in" fo:margin-bottom="0.139in" loext:contextual-spacing="true" fo:line-height="115%" fo:text-indent="-0.25in" style:auto-text-indent="false"/>
    </style:style>
    <style:style style:name="P58" style:family="paragraph" style:parent-style-name="Standard" style:list-style-name="WWNum38">
      <style:paragraph-properties fo:margin-left="0.6898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T1" style:family="text"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T2" style:family="text">
      <style:text-properties style:font-name="Arial" fo:font-size="10pt" style:font-name-asian="Arial2" style:font-size-asian="10pt" style:font-name-complex="Arial2" style:font-size-complex="10pt"/>
    </style:style>
    <style:style style:name="T3" style:family="text">
      <style:text-properties fo:color="#ff0000" style:font-name="Arial" fo:font-size="10pt" style:font-name-asian="Arial2" style:font-size-asian="10pt" style:font-name-complex="Arial2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7" style:family="text">
      <style:text-properties fo:color="#000000" style:font-name="Arial" fo:font-size="10pt" style:font-name-asian="Arial2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5"><text:bookmark text:name="_gjdgxs"/><text:span text:style-name="T1">Regras de Negócio (RN):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RN-Usuário </text:span><text:span text:style-name="T2">- Os Campos do usuário: CPF, E-mail, Nome, Sexo, Data de Nascimento, Tipo de usuário;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RN-Administrador</text:span><text:span text:style-name="T2"> - Os Campos do Administrador: CPF, E-mail, Nome, Sexo, Data de Nascimento, Tipo de usuário;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RN-Editora </text:span><text:span text:style-name="T2">- Os Campos de Editora: E-mail, Nome, Telefone, Endereço e Telefone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RN-Livro </text:span><text:span text:style-name="T2">– Os campos de um livro são: ISBN, Nome, área de conhecimento e Autor .</text:span></text:p>
          </table:table-cell>
        </table:table-row>
      </table:table>
      <text:p text:style-name="P3"><text:soft-page-break/><text:span text:style-name="T2"><text:s/></text:span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1">Caso de Uso:</text:span><text:span text:style-name="T2"> Manter Usuário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Ator(es):</text:span><text:span text:style-name="T2"> Usuário Administrador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Descrição:</text:span><text:span text:style-name="T2"> Este caso de uso tem por objetivo criar, editar, excluir e consultar Usuários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Pré-condições:</text:span><text:span text:style-name="T2"> Usuário Administrador autenticado no Sistema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Pós-condições: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Fluxo Principal (FP):</text:span></text:p>
          </table:table-cell>
        </table:table-row>
        <table:table-row table:style-name="Table2.7">
          <table:table-cell table:style-name="Table2.A1" office:value-type="string">
            <text:list xml:id="list6063406178274288779" text:style-name="WWNum26">
              <text:list-item>
                <text:p text:style-name="P7"><text:span text:style-name="T2">O sistema apresenta as seguintes opções:</text:span></text:p>
              </text:list-item>
            </text:list>
            <text:list xml:id="list8079245359343936143" text:style-name="WWNum28">
              <text:list-item>
                <text:p text:style-name="P11"><text:span text:style-name="T2">Consultar Usuários </text:span><text:span text:style-name="T3">FP</text:span></text:p>
              </text:list-item>
              <text:list-item>
                <text:p text:style-name="P12"><text:span text:style-name="T2">Cadastrar Novo Usuário </text:span><text:span text:style-name="T3">FA1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660095011" text:continue-list="list6063406178274288779" text:style-name="WWNum26">
              <text:list-item>
                <text:p text:style-name="P9"><text:span text:style-name="T2">O Administrador escolhe a opção: consultar usuários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817074762" text:continue-numbering="true" text:style-name="WWNum26">
              <text:list-item>
                <text:p text:style-name="P9"><text:span text:style-name="T2">O Sistema solicita ao Administrador os dados do usuário para consulta. </text:span><text:span text:style-name="T3">RN-Usuário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776387868" text:continue-numbering="true" text:style-name="WWNum26">
              <text:list-item>
                <text:p text:style-name="P9"><text:span text:style-name="T2">O Administrador insere algum dado do usuário para a consult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374830304" text:continue-numbering="true" text:style-name="WWNum26">
              <text:list-item>
                <text:p text:style-name="P9"><text:span text:style-name="T2">O Sistema valida os dados e apresenta os resultados da consulta. <text:s/></text:span><text:span text:style-name="T3">FE1 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9260905510" text:continue-numbering="true" text:style-name="WWNum26">
              <text:list-item>
                <text:p text:style-name="P9"><text:span text:style-name="T2">O Administrador seleciona dentre os resultados o Usuário que deseja consultar.</text:span></text:p>
              </text:list-item>
            </text:list>
          </table:table-cell>
        </table:table-row>
        <table:table-row table:style-name="Table2.13">
          <table:table-cell table:style-name="Table2.A1" office:value-type="string">
            <text:list xml:id="list132409168637447" text:continue-numbering="true" text:style-name="WWNum26">
              <text:list-item>
                <text:p text:style-name="P7"><text:span text:style-name="T2">O Sistema apresenta os dados do Usuário selecionado e as opções:</text:span></text:p>
              </text:list-item>
            </text:list>
            <text:list xml:id="list132407884583666" text:continue-list="list8079245359343936143" text:style-name="WWNum28">
              <text:list-item>
                <text:p text:style-name="P11"><text:span text:style-name="T2">Concluir a consulta</text:span></text:p>
              </text:list-item>
              <text:list-item>
                <text:p text:style-name="P11"><text:span text:style-name="T2">Editar Usuário </text:span><text:span text:style-name="T3">FA2</text:span></text:p>
              </text:list-item>
              <text:list-item>
                <text:p text:style-name="P12"><text:span text:style-name="T2">Deletar Usuário </text:span><text:span text:style-name="T3">FA3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276302978" text:continue-list="list132409168637447" text:style-name="WWNum26">
              <text:list-item>
                <text:p text:style-name="P9"><text:span text:style-name="T2">O caso de uso é encerrado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<text:span text:style-name="T1">Fluxos Alternativos (FA):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<text:tab/></text:span><text:span text:style-name="T1">FA1 – Cadastrar Novo Usuário</text:span></text:p>
          </table:table-cell>
        </table:table-row>
        <table:table-row table:style-name="Table2.1">
          <table:table-cell table:style-name="Table2.A1" office:value-type="string">
            <text:list xml:id="list2633117147045635062" text:style-name="WWNum30">
              <text:list-item>
                <text:p text:style-name="P13"><text:span text:style-name="T2">O Sistema solicita ao Administrador o preenchimento dos campos para o cadastro. <text:s/></text:span><text:span text:style-name="T3">RN-Usuário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266044365" text:continue-numbering="true" text:style-name="WWNum30">
              <text:list-item>
                <text:p text:style-name="P13"><text:span text:style-name="T2">O Administrador preenche os campos e envi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209253768" text:continue-numbering="true" text:style-name="WWNum30">
              <text:list-item>
                <text:p text:style-name="P13"><text:span text:style-name="T2">O Sistema valida os dados e Cadastra o novo Usuário. </text:span><text:span text:style-name="T3">RN-Usuário RE2 RE3 RE4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611435633" text:continue-numbering="true" text:style-name="WWNum30">
              <text:list-item>
                <text:p text:style-name="P13"><text:span text:style-name="T2">O caso de uso retorna ao passo 8 do FB</text:span>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1"><text:s text:c="14"/>FA2 – Editar Usuário</text:span></text:p>
          </table:table-cell>
        </table:table-row>
        <table:table-row table:style-name="Table2.1">
          <table:table-cell table:style-name="Table2.A1" office:value-type="string">
            <text:list xml:id="list3428345351150573469" text:style-name="WWNum18">
              <text:list-item>
                <text:p text:style-name="P14"><text:span text:style-name="T2">O Administrador escolhe a opção editar Usuário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9351342005" text:continue-numbering="true" text:style-name="WWNum18">
              <text:list-item>
                <text:p text:style-name="P14"><text:span text:style-name="T2">O Sistema exibe os dados atuais do Usuário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697924775" text:continue-numbering="true" text:style-name="WWNum18">
              <text:list-item>
                <text:p text:style-name="P14"><text:span text:style-name="T2">O Administrador altera o(s) campo(s) desejado(s) e confirma a edição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7627624844" text:continue-numbering="true" text:style-name="WWNum18">
              <text:list-item>
                <text:p text:style-name="P14"><text:span text:style-name="T2">O Sistema realiza a validação dos dados preenchidos e exibe mensagem de sucesso. </text:span><text:span text:style-name="T3">FE2</text:span><text:span text:style-name="T2"> </text:span><text:span text:style-name="T3">FE3 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7526048869" text:continue-numbering="true" text:style-name="WWNum18">
              <text:list-item>
                <text:p text:style-name="P14"><text:span text:style-name="T2">O caso de uso retorna ao passo 8 do FB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<text:span text:style-name="T1"><text:s text:c="14"/>FA3 – Excluir Usuário</text:span></text:p>
          </table:table-cell>
        </table:table-row>
        <table:table-row table:style-name="Table2.1">
          <table:table-cell table:style-name="Table2.A1" office:value-type="string">
            <text:list xml:id="list681508905899616859" text:style-name="WWNum19">
              <text:list-item>
                <text:p text:style-name="P15"><text:span text:style-name="T2">O Administrador <text:s/>escolhe a opção excluir Usuário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7980946717" text:continue-numbering="true" text:style-name="WWNum19">
              <text:list-item>
                <text:p text:style-name="P15"><text:span text:style-name="T2">O Sistema pede que o Administrador confirme isso novamente,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606148110" text:continue-numbering="true" text:style-name="WWNum19">
              <text:list-item>
                <text:p text:style-name="P15"><text:span text:style-name="T2">O Administrador confirm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7536429551" text:continue-numbering="true" text:style-name="WWNum19">
              <text:list-item>
                <text:p text:style-name="P15"><text:span text:style-name="T2">O caso de uso retorna ao passo 8 do FB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<text:span text:style-name="T1"><text:s text:c="12"/>Fluxos de Exceção (FE):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<text:tab/></text:span><text:span text:style-name="T1">FE1 – O sistema não encontra um Usuário</text:span></text:p>
          </table:table-cell>
        </table:table-row>
        <table:table-row table:style-name="Table2.1">
          <table:table-cell table:style-name="Table2.A1" office:value-type="string">
            <text:list xml:id="list4602489058885612563" text:style-name="WWNum1">
              <text:list-item>
                <text:p text:style-name="P16"><text:span text:style-name="T2">O Sistema notifica ao Administrador que não encontrou resultados para a busc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7367199349" text:continue-numbering="true" text:style-name="WWNum1">
              <text:list-item>
                <text:p text:style-name="P16"><text:span text:style-name="T2">O caso de uso retorna ao passo 2 do FB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<text:span text:style-name="T2"><text:s text:c="14"/></text:span><text:span text:style-name="T1">FE2 – Campos preenchidos incorretamente</text:span></text:p>
          </table:table-cell>
        </table:table-row>
        <table:table-row table:style-name="Table2.1">
          <table:table-cell table:style-name="Table2.A1" office:value-type="string">
            <text:list xml:id="list3596283664706811789" text:style-name="WWNum4">
              <text:list-item>
                <text:p text:style-name="P17"><text:span text:style-name="T2">O Sistema <text:s/>informa ao Administrador que existem erros de preenchimento dos dados e informa qual o campo(s) com erro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8811268313" text:continue-numbering="true" text:style-name="WWNum4">
              <text:list-item>
                <text:p text:style-name="P17"><text:span text:style-name="T2">O caso de uso retorna ao inicio do fluxo de origem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<text:span text:style-name="T2"><text:s text:c="14"/></text:span><text:span text:style-name="T1">FE3 – Campo(s) <text:s/>em branco</text:span></text:p>
          </table:table-cell>
        </table:table-row>
        <table:table-row table:style-name="Table2.1">
          <table:table-cell table:style-name="Table2.A1" office:value-type="string">
            <text:list xml:id="list5738690004831822704" text:style-name="WWNum12">
              <text:list-item>
                <text:p text:style-name="P18"><text:span text:style-name="T2">O Sistema avisa quais campos ficaram em branco.</text:span>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list xml:id="list132408935174774" text:continue-numbering="true" text:style-name="WWNum12">
              <text:list-item>
                <text:p text:style-name="P18"><text:span text:style-name="T2">O caso de uso retorna ao início do fluxo de origem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<text:span text:style-name="T1"><text:s text:c="14"/>FE4 – O Usuário informado já está cadastrado</text:span></text:p>
          </table:table-cell>
        </table:table-row>
        <table:table-row table:style-name="Table2.1">
          <table:table-cell table:style-name="Table2.A1" office:value-type="string">
            <text:list xml:id="list1745366010516759432" text:style-name="WWNum13">
              <text:list-item>
                <text:p text:style-name="P19"><text:span text:style-name="T2">O Sistema informa ao Administrador que o usuário informado já existe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2407689062691" text:continue-numbering="true" text:style-name="WWNum13">
              <text:list-item>
                <text:p text:style-name="P19"><text:span text:style-name="T2">O caso de uso retorna ao início do fluxo de origem.</text:span></text:p>
              </text:list-item>
            </text:list>
          </table:table-cell>
        </table:table-row>
      </table:table>
      <text:p text:style-name="P1"><text:soft-page-break/></text:p>
      <text:p text:style-name="P1"/>
      <text:p text:style-name="P1"/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1">Caso de Uso:</text:span><text:span text:style-name="T2"> Manter Editora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1">Ator(es):</text:span><text:span text:style-name="T2"> Usuário Administrador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1">Descrição:</text:span><text:span text:style-name="T2"> Este caso de uso tem por objetivo criar, editar, excluir e consultar Editoras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1">Pré-condições:</text:span><text:span text:style-name="T2"> Usuário Administrador autenticado no Sistema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1">Pós-condições: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1">Fluxo Principal (FP):</text:span></text:p>
          </table:table-cell>
        </table:table-row>
        <table:table-row table:style-name="Table3.7">
          <table:table-cell table:style-name="Table3.A1" office:value-type="string">
            <text:list xml:id="list2272110327130631459" text:style-name="WWNum6">
              <text:list-item>
                <text:p text:style-name="P8"><text:span text:style-name="T2">O sistema apresenta as seguintes opções:</text:span></text:p>
              </text:list-item>
            </text:list>
            <text:list xml:id="list132409334442015" text:continue-list="list132407884583666" text:style-name="WWNum28">
              <text:list-item>
                <text:p text:style-name="P11"><text:span text:style-name="T2">Consultar Editoras </text:span><text:span text:style-name="T3">FP</text:span></text:p>
              </text:list-item>
              <text:list-item>
                <text:p text:style-name="P12"><text:span text:style-name="T2">Cadastrar Nova Editora </text:span><text:span text:style-name="T3">FA1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8691196110" text:continue-list="list2272110327130631459" text:style-name="WWNum6">
              <text:list-item>
                <text:p text:style-name="P10"><text:span text:style-name="T2">O Administrador escolhe a opção: Consultar Editoras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7557151397" text:continue-numbering="true" text:style-name="WWNum6">
              <text:list-item>
                <text:p text:style-name="P10"><text:span text:style-name="T2">O Sistema solicita ao Administrador os dados da editora para consulta. </text:span><text:span text:style-name="T3">RN-Editora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8959338329" text:continue-numbering="true" text:style-name="WWNum6">
              <text:list-item>
                <text:p text:style-name="P10"><text:span text:style-name="T2">O Administrador insere algum dado da Editora para a consulta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7473505083" text:continue-numbering="true" text:style-name="WWNum6">
              <text:list-item>
                <text:p text:style-name="P10"><text:span text:style-name="T2">O Sistema valida dos dados e apresenta os resultados da consulta. <text:s/></text:span><text:span text:style-name="T3">FE1 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7527918629" text:continue-numbering="true" text:style-name="WWNum6">
              <text:list-item>
                <text:p text:style-name="P10"><text:span text:style-name="T2">O Administrador seleciona dentre os resultados a Editora que deseja visualizar.</text:span></text:p>
              </text:list-item>
            </text:list>
          </table:table-cell>
        </table:table-row>
        <table:table-row table:style-name="Table3.13">
          <table:table-cell table:style-name="Table3.A1" office:value-type="string">
            <text:list xml:id="list132407408657286" text:continue-numbering="true" text:style-name="WWNum6">
              <text:list-item>
                <text:p text:style-name="P8"><text:span text:style-name="T2">O Sistema apresenta os dados da Editora selecionada e as opções:</text:span></text:p>
              </text:list-item>
            </text:list>
            <text:list xml:id="list132408285211333" text:continue-list="list132409334442015" text:style-name="WWNum28">
              <text:list-item>
                <text:p text:style-name="P11"><text:span text:style-name="T2">Concluir Consulta</text:span></text:p>
              </text:list-item>
              <text:list-item>
                <text:p text:style-name="P11"><text:span text:style-name="T2">Editar Editora </text:span><text:span text:style-name="T3">FA2</text:span></text:p>
              </text:list-item>
              <text:list-item>
                <text:p text:style-name="P12"><text:span text:style-name="T2">Deletar Editora </text:span><text:span text:style-name="T3">FA3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8230310968" text:continue-list="list132407408657286" text:style-name="WWNum6">
              <text:list-item>
                <text:p text:style-name="P10"><text:span text:style-name="T2">O caso de uso é encerrado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<text:span text:style-name="T1">Fluxos Alternativos (FA):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<text:tab/></text:span><text:span text:style-name="T1">FA1 – Cadastrar Nova Editora</text:span></text:p>
          </table:table-cell>
        </table:table-row>
        <table:table-row table:style-name="Table3.1">
          <table:table-cell table:style-name="Table3.A1" office:value-type="string">
            <text:list xml:id="list7544377237193827152" text:style-name="WWNum7">
              <text:list-item>
                <text:p text:style-name="P20"><text:span text:style-name="T2">O Sistema solicita ao Administrador o preenchimento dos campos para o cadastro. <text:s/></text:span><text:span text:style-name="T3">RN-Editora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9115966705" text:continue-numbering="true" text:style-name="WWNum7">
              <text:list-item>
                <text:p text:style-name="P20"><text:span text:style-name="T2">O Administrador preenche os campos e envia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7741869336" text:continue-numbering="true" text:style-name="WWNum7">
              <text:list-item>
                <text:p text:style-name="P20"><text:span text:style-name="T2">O Sistema valida os dados e Cadastra o nova Editora. </text:span><text:span text:style-name="T3">RN-Editora RE2 RE3 RE4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9167649749" text:continue-numbering="true" text:style-name="WWNum7">
              <text:list-item>
                <text:p text:style-name="P20"><text:span text:style-name="T2">O caso de uso retorna ao passo 8 do FB</text:span></text:p>
              </text:list-item>
            </text:list>
          </table:table-cell>
        </table:table-row>
        <text:soft-page-break/>
        <table:table-row table:style-name="Table3.1">
          <table:table-cell table:style-name="Table3.A1" office:value-type="string">
            <text:p text:style-name="P5"><text:span text:style-name="T1"><text:s text:c="14"/>FA2 – Editar Editora</text:span></text:p>
          </table:table-cell>
        </table:table-row>
        <table:table-row table:style-name="Table3.1">
          <table:table-cell table:style-name="Table3.A1" office:value-type="string">
            <text:list xml:id="list8443042980725566321" text:style-name="WWNum15">
              <text:list-item>
                <text:p text:style-name="P21"><text:span text:style-name="T2">O Administrador escolhe a opção editar Editora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9095747973" text:continue-numbering="true" text:style-name="WWNum15">
              <text:list-item>
                <text:p text:style-name="P21"><text:span text:style-name="T2">O Sistema exibe os dados atuais da Editora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7793793471" text:continue-numbering="true" text:style-name="WWNum15">
              <text:list-item>
                <text:p text:style-name="P21"><text:span text:style-name="T2">O Administrador altera o(s) campo(s) desejado(s) e confirma a edição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7723033098" text:continue-numbering="true" text:style-name="WWNum15">
              <text:list-item>
                <text:p text:style-name="P21"><text:span text:style-name="T2">O Sistema realiza a validação dos dados preenchidos e exibe mensagem de sucesso. </text:span><text:span text:style-name="T3">FE2</text:span><text:span text:style-name="T2"> </text:span><text:span text:style-name="T3">FE3 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7985701662" text:continue-numbering="true" text:style-name="WWNum15">
              <text:list-item>
                <text:p text:style-name="P21"><text:span text:style-name="T2">O caso de uso retorna ao passo 8 do FB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<text:span text:style-name="T1"><text:s text:c="14"/>FA3 – Excluir Editora</text:span></text:p>
          </table:table-cell>
        </table:table-row>
        <table:table-row table:style-name="Table3.1">
          <table:table-cell table:style-name="Table3.A1" office:value-type="string">
            <text:list xml:id="list6051182770510125925" text:style-name="WWNum37">
              <text:list-item>
                <text:p text:style-name="P22"><text:span text:style-name="T2">O Administrador <text:s/>escolhe a opção excluir Editora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8940215728" text:continue-numbering="true" text:style-name="WWNum37">
              <text:list-item>
                <text:p text:style-name="P22"><text:span text:style-name="T2">O Sistema pede que o Administrador confirme isso novamente,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7654419533" text:continue-numbering="true" text:style-name="WWNum37">
              <text:list-item>
                <text:p text:style-name="P22"><text:span text:style-name="T2">O Administrador confirma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8289067072" text:continue-numbering="true" text:style-name="WWNum37">
              <text:list-item>
                <text:p text:style-name="P22"><text:span text:style-name="T2">O caso de uso retorna ao passo 8 do FB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<text:span text:style-name="T1"><text:s text:c="12"/>Fluxos de Exceção (FE):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<text:tab/></text:span><text:span text:style-name="T1">FE1 – O sistema não encontra uma Editora</text:span></text:p>
          </table:table-cell>
        </table:table-row>
        <table:table-row table:style-name="Table3.1">
          <table:table-cell table:style-name="Table3.A1" office:value-type="string">
            <text:list xml:id="list6581052949310508069" text:style-name="WWNum41">
              <text:list-item>
                <text:p text:style-name="P23"><text:span text:style-name="T2">O Sistema notifica ao Administrador que não encontrou resultados para a busca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9440849229" text:continue-numbering="true" text:style-name="WWNum41">
              <text:list-item>
                <text:p text:style-name="P23"><text:span text:style-name="T2">O caso de uso retorna ao passo 2 do FB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<text:span text:style-name="T2"><text:s text:c="14"/></text:span><text:span text:style-name="T1">FE2 – Campos preenchidos incorretamente</text:span></text:p>
          </table:table-cell>
        </table:table-row>
        <table:table-row table:style-name="Table3.1">
          <table:table-cell table:style-name="Table3.A1" office:value-type="string">
            <text:list xml:id="list1533134052473770474" text:style-name="WWNum16">
              <text:list-item>
                <text:p text:style-name="P44"><text:span text:style-name="T2">O Sistema <text:s/>informa ao Administrador que existem erros de preenchimento dos dados e informa qual o campo(s) com erro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8428260082" text:continue-numbering="true" text:style-name="WWNum16">
              <text:list-item>
                <text:p text:style-name="P44"><text:span text:style-name="T2">O caso de uso retorna ao inicio do fluxo de origem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<text:span text:style-name="T2"><text:s text:c="14"/></text:span><text:span text:style-name="T1">FE3 – Campo(s) <text:s/>em branco</text:span></text:p>
          </table:table-cell>
        </table:table-row>
        <table:table-row table:style-name="Table3.1">
          <table:table-cell table:style-name="Table3.A1" office:value-type="string">
            <text:list xml:id="list6896393583208194501" text:style-name="WWNum39">
              <text:list-item>
                <text:p text:style-name="P45"><text:span text:style-name="T2">O Sistema avisa quais campos ficaram em branco.</text:span></text:p>
              </text:list-item>
            </text:list>
          </table:table-cell>
        </table:table-row>
        <text:soft-page-break/>
        <table:table-row table:style-name="Table3.1">
          <table:table-cell table:style-name="Table3.A1" office:value-type="string">
            <text:list xml:id="list132407923688718" text:continue-numbering="true" text:style-name="WWNum39">
              <text:list-item>
                <text:p text:style-name="P45"><text:span text:style-name="T2">O caso de uso retorna ao início do fluxo de origem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<text:span text:style-name="T1"><text:s text:c="14"/>FE4 – A Editora informada já está cadastrada</text:span></text:p>
          </table:table-cell>
        </table:table-row>
        <table:table-row table:style-name="Table3.1">
          <table:table-cell table:style-name="Table3.A1" office:value-type="string">
            <text:list xml:id="list4205094753283103662" text:style-name="WWNum42">
              <text:list-item>
                <text:p text:style-name="P24"><text:span text:style-name="T2">O Sistema informa ao Administrador que a Editora informada já existe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32407345250029" text:continue-numbering="true" text:style-name="WWNum42">
              <text:list-item>
                <text:p text:style-name="P24"><text:span text:style-name="T2">O caso de uso retorna ao início do fluxo de origem.</text:span></text:p>
              </text:list-item>
            </text:list>
          </table:table-cell>
        </table:table-row>
      </table:table>
      <text:p text:style-name="P1"><text:soft-page-break/></text:p>
      <text:p text:style-name="P1"/>
      <text:p text:style-name="P1"/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span text:style-name="T1">Caso de Uso:</text:span><text:span text:style-name="T2"> Manter Livros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1">Ator(es):</text:span><text:span text:style-name="T2"> Usuário Administrador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1">Descrição:</text:span><text:span text:style-name="T2"> Este caso de uso tem por objetivo criar, editar, excluir e consultar Livros.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1">Pré-condições:</text:span><text:span text:style-name="T2"> Usuário Administrador autenticado no Sistema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1">Pós-condições: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1">Fluxo Principal (FP):</text:span></text:p>
          </table:table-cell>
        </table:table-row>
        <table:table-row table:style-name="Table4.7">
          <table:table-cell table:style-name="Table4.A1" office:value-type="string">
            <text:p text:style-name="P5"><text:span text:style-name="T2">O sistema apresenta as seguintes opções:</text:span></text:p>
            <text:list xml:id="list132407991632885" text:continue-list="list132408285211333" text:style-name="WWNum28">
              <text:list-item>
                <text:p text:style-name="P11"><text:span text:style-name="T2">Consultar Livros </text:span><text:span text:style-name="T3">FP</text:span></text:p>
              </text:list-item>
              <text:list-item>
                <text:p text:style-name="P12"><text:span text:style-name="T2">Cadastrar Novo Livro <text:s/></text:span><text:span text:style-name="T3">FA1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"><text:span text:style-name="T2">O Administrador escolhe a opção: Consultar Livro.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O Sistema solicita ao Administrador os dados do livro para consulta. </text:span><text:span text:style-name="T3">RN-Livro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O Administrador insere algum dado do Livro para a consulta.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O Sistema valida dos dados e apresenta os resultados da consulta. <text:s/></text:span><text:span text:style-name="T3">FE1 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O Administrador seleciona dentre os resultados o Livro que deseja visualizar.</text:span></text:p>
          </table:table-cell>
        </table:table-row>
        <table:table-row table:style-name="Table4.13">
          <table:table-cell table:style-name="Table4.A1" office:value-type="string">
            <text:p text:style-name="P5"><text:span text:style-name="T2">O Sistema apresenta os dados do Livro selecionado e as opções:</text:span></text:p>
            <text:list xml:id="list132409418953960" text:continue-numbering="true" text:style-name="WWNum28">
              <text:list-item>
                <text:p text:style-name="P11"><text:span text:style-name="T2">Concluir Consulta</text:span></text:p>
              </text:list-item>
              <text:list-item>
                <text:p text:style-name="P11"><text:span text:style-name="T2">Editar Livro </text:span><text:span text:style-name="T3">FA2</text:span></text:p>
              </text:list-item>
              <text:list-item>
                <text:p text:style-name="P12"><text:span text:style-name="T2">Deletar Livro </text:span><text:span text:style-name="T3">FA3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"><text:span text:style-name="T2">O caso de uso é encerrado.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1">Fluxos Alternativos (FA):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<text:tab/></text:span><text:span text:style-name="T1">FA1 – Cadastrar Novo Livro</text:span></text:p>
          </table:table-cell>
        </table:table-row>
        <table:table-row table:style-name="Table4.1">
          <table:table-cell table:style-name="Table4.A1" office:value-type="string">
            <text:list xml:id="list8953649255136983614" text:style-name="WWNum24">
              <text:list-item>
                <text:p text:style-name="P25"><text:span text:style-name="T2">O Sistema solicita ao Administrador o preenchimento dos campos para o cadastro. <text:s/></text:span><text:span text:style-name="T3">RN-Livro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7449933680" text:continue-numbering="true" text:style-name="WWNum24">
              <text:list-item>
                <text:p text:style-name="P25"><text:span text:style-name="T2">O Administrador preenche os campos e envia. </text:span><text:span text:style-name="T3">RN-Livro</text:span></text:p>
              </text:list-item>
            </text:list>
          </table:table-cell>
        </table:table-row>
        <table:table-row table:style-name="Table4.19">
          <table:table-cell table:style-name="Table4.A1" office:value-type="string">
            <text:list xml:id="list132407419240550" text:continue-numbering="true" text:style-name="WWNum24">
              <text:list-item>
                <text:p text:style-name="P25"><text:span text:style-name="T2">O Sistema valida os dados e Cadastra o Novo Livro. </text:span><text:span text:style-name="T3">RE2 RE3 RE4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7446618156" text:continue-numbering="true" text:style-name="WWNum24">
              <text:list-item>
                <text:p text:style-name="P25"><text:span text:style-name="T2">O caso de uso retorna ao passo 8 do FB</text:span></text:p>
              </text:list-item>
            </text:list>
          </table:table-cell>
        </table:table-row>
        <text:soft-page-break/>
        <table:table-row table:style-name="Table4.1">
          <table:table-cell table:style-name="Table4.A1" office:value-type="string">
            <text:p text:style-name="P5"><text:span text:style-name="T1"><text:s text:c="14"/>FA2 – Editar Livro</text:span></text:p>
          </table:table-cell>
        </table:table-row>
        <table:table-row table:style-name="Table4.1">
          <table:table-cell table:style-name="Table4.A1" office:value-type="string">
            <text:list xml:id="list2885759867680347922" text:style-name="WWNum23">
              <text:list-item>
                <text:p text:style-name="P26"><text:span text:style-name="T2">O Administrador escolhe a opção editar Livro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8132121881" text:continue-numbering="true" text:style-name="WWNum23">
              <text:list-item>
                <text:p text:style-name="P26"><text:span text:style-name="T2">O Sistema exibe os dados atuais da Livro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8031908699" text:continue-numbering="true" text:style-name="WWNum23">
              <text:list-item>
                <text:p text:style-name="P26"><text:span text:style-name="T2">O Administrador altera o(s) campo(s) desejado(s) e confirma a edição </text:span><text:span text:style-name="T3">RN-Livro</text:span><text:span text:style-name="T2"> 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9199566650" text:continue-numbering="true" text:style-name="WWNum23">
              <text:list-item>
                <text:p text:style-name="P26"><text:span text:style-name="T2">O Sistema realiza a validação dos dados preenchidos e exibe mensagem de sucesso. </text:span><text:span text:style-name="T3">FE2</text:span><text:span text:style-name="T2"> </text:span><text:span text:style-name="T3">FE3 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8101805701" text:continue-numbering="true" text:style-name="WWNum23">
              <text:list-item>
                <text:p text:style-name="P26"><text:span text:style-name="T2">O caso de uso retorna ao passo 8 do FB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"><text:span text:style-name="T1"><text:s text:c="14"/>FA3 – Excluir Livro</text:span></text:p>
          </table:table-cell>
        </table:table-row>
        <table:table-row table:style-name="Table4.1">
          <table:table-cell table:style-name="Table4.A1" office:value-type="string">
            <text:list xml:id="list6863478231865309469" text:style-name="WWNum2">
              <text:list-item>
                <text:p text:style-name="P27"><text:span text:style-name="T2">O Administrador <text:s/>escolhe a opção excluir Livro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8082700250" text:continue-numbering="true" text:style-name="WWNum2">
              <text:list-item>
                <text:p text:style-name="P27"><text:span text:style-name="T2">O Sistema pede que o Administrador confirme isso novamente,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7430302680" text:continue-numbering="true" text:style-name="WWNum2">
              <text:list-item>
                <text:p text:style-name="P27"><text:span text:style-name="T2">O Administrador confirma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8513168664" text:continue-numbering="true" text:style-name="WWNum2">
              <text:list-item>
                <text:p text:style-name="P27"><text:span text:style-name="T2">O caso de uso retorna ao passo 8 do FB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"><text:span text:style-name="T1">Fluxos de Exceção (FE):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<text:tab/></text:span><text:span text:style-name="T1">FE1 – O sistema não encontra um Livro:</text:span></text:p>
          </table:table-cell>
        </table:table-row>
        <table:table-row table:style-name="Table4.1">
          <table:table-cell table:style-name="Table4.A1" office:value-type="string">
            <text:list xml:id="list8503612609908099008" text:style-name="WWNum5">
              <text:list-item>
                <text:p text:style-name="P28"><text:span text:style-name="T2">O Sistema notifica ao Administrador que não encontrou resultados para a busca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9258942390" text:continue-numbering="true" text:style-name="WWNum5">
              <text:list-item>
                <text:p text:style-name="P28"><text:span text:style-name="T2">O caso de uso retorna ao passo 2 do FB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"><text:span text:style-name="T2"><text:s text:c="14"/></text:span><text:span text:style-name="T1">FE2 – Campos preenchidos incorretamente</text:span></text:p>
          </table:table-cell>
        </table:table-row>
        <table:table-row table:style-name="Table4.1">
          <table:table-cell table:style-name="Table4.A1" office:value-type="string">
            <text:list xml:id="list8448748067353215937" text:style-name="WWNum9">
              <text:list-item>
                <text:p text:style-name="P29"><text:span text:style-name="T2">O Sistema <text:s/>informa ao Administrador que existem erros de preenchimento dos dados e informa qual o campo(s) com erro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7458348430" text:continue-numbering="true" text:style-name="WWNum9">
              <text:list-item>
                <text:p text:style-name="P29"><text:span text:style-name="T2">O caso de uso retorna ao inicio do fluxo de origem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"><text:span text:style-name="T2"><text:s text:c="14"/></text:span><text:span text:style-name="T1">FE3 – Campo(s) <text:s/>em branco</text:span></text:p>
          </table:table-cell>
        </table:table-row>
        <table:table-row table:style-name="Table4.1">
          <table:table-cell table:style-name="Table4.A1" office:value-type="string">
            <text:list xml:id="list2681601951047175637" text:style-name="WWNum14">
              <text:list-item>
                <text:p text:style-name="P46"><text:span text:style-name="T2">O Sistema avisa quais campos ficaram em branco.</text:span></text:p>
              </text:list-item>
            </text:list>
          </table:table-cell>
        </table:table-row>
        <text:soft-page-break/>
        <table:table-row table:style-name="Table4.1">
          <table:table-cell table:style-name="Table4.A1" office:value-type="string">
            <text:list xml:id="list132407701769532" text:continue-numbering="true" text:style-name="WWNum14">
              <text:list-item>
                <text:p text:style-name="P46"><text:span text:style-name="T2">O caso de uso retorna ao início do fluxo de origem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"><text:span text:style-name="T1"><text:s text:c="14"/>FE4 – A Livro informado já está cadastrado</text:span></text:p>
          </table:table-cell>
        </table:table-row>
        <table:table-row table:style-name="Table4.1">
          <table:table-cell table:style-name="Table4.A1" office:value-type="string">
            <text:list xml:id="list3696034512464735216" text:style-name="WWNum8">
              <text:list-item>
                <text:p text:style-name="P47"><text:span text:style-name="T2">O Sistema informa ao Administrador que a Editora informada já existe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32407923235119" text:continue-numbering="true" text:style-name="WWNum8">
              <text:list-item>
                <text:p text:style-name="P47"><text:span text:style-name="T2">O caso de uso retorna ao início do fluxo de origem.</text:span></text:p>
              </text:list-item>
            </text:list>
          </table:table-cell>
        </table:table-row>
      </table:table>
      <text:p text:style-name="P1"><text:soft-page-break/></text:p>
      <text:p text:style-name="P1"/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pan text:style-name="T1">Caso de Uso:</text:span><text:span text:style-name="T2"> Consulta Administrativa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1">Ator(es):</text:span><text:span text:style-name="T2"> Usuário Administrador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1">Descrição:</text:span><text:span text:style-name="T2"> Este caso de uso tem por objetivo buscas profundas úteis para a administração do Sistema.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1">Pré-condições:</text:span><text:span text:style-name="T2"> Usuário Administrador autenticado no Sistema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1">Pós-condições: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1">Fluxo Principal (FP):</text:span></text:p>
          </table:table-cell>
        </table:table-row>
        <table:table-row table:style-name="Table5.7">
          <table:table-cell table:style-name="Table5.A1" office:value-type="string">
            <text:list xml:id="list2204629178335525939" text:style-name="WWNum33">
              <text:list-item>
                <text:p text:style-name="P51"><text:span text:style-name="T2">O sistema apresenta as seguintes opções:</text:span></text:p>
              </text:list-item>
            </text:list>
            <text:list xml:id="list132407761146311" text:continue-list="list132409418953960" text:style-name="WWNum28">
              <text:list-item>
                <text:p text:style-name="P11"><text:span text:style-name="T2">Consultar Quais Livros possuem empréstimos em Atraso FP</text:span></text:p>
              </text:list-item>
              <text:list-item>
                <text:p text:style-name="P11"><text:span text:style-name="T2">Consultar Todos os empréstimos de um Livro FA1</text:span></text:p>
              </text:list-item>
              <text:list-item>
                <text:p text:style-name="P11"><text:span text:style-name="T2">Consultar Quais Usuários que estão com Empréstimos em Atraso FA2</text:span></text:p>
              </text:list-item>
              <text:list-item>
                <text:p text:style-name="P12"><text:span text:style-name="T2">Consultar Todos os empréstimos de um Usuário FA3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8296752637" text:continue-list="list2204629178335525939" text:style-name="WWNum33">
              <text:list-item>
                <text:p text:style-name="P52"><text:span text:style-name="T2">O Administrador escolhe a Opção: Consultar Quais Livros possuem empréstimos em Atras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8481946371" text:continue-numbering="true" text:style-name="WWNum33">
              <text:list-item>
                <text:p text:style-name="P52"><text:span text:style-name="T2">O Sistema exibe em lista cada livro atrasado com seus dados RN-Livro 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7682613852" text:continue-numbering="true" text:style-name="WWNum33">
              <text:list-item>
                <text:p text:style-name="P51"><text:span text:style-name="T2">Fim do caso de uso</text:span></text:p>
              </text:list-item>
            </text:list>
            <text:p text:style-name="P6"/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"><text:span text:style-name="T1">Fluxos Alternativos (FA):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2"><text:tab/></text:span><text:span text:style-name="T1">FA1 – Consultar todos os empréstimos de um Livro</text:span></text:p>
          </table:table-cell>
        </table:table-row>
        <table:table-row table:style-name="Table5.1">
          <table:table-cell table:style-name="Table5.A1" office:value-type="string">
            <text:list xml:id="list5610912008676533398" text:style-name="WWNum35">
              <text:list-item>
                <text:p text:style-name="P30"><text:span text:style-name="T2">O Sistema solicita ao Administrador o preenchimento dos dados de um Livro para realizar a consulta. 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8310137855" text:continue-numbering="true" text:style-name="WWNum35">
              <text:list-item>
                <text:p text:style-name="P30"><text:span text:style-name="T2">O Administrador preenche os campos de um Livro para consulta. </text:span><text:span text:style-name="T3">RN-Livro</text:span></text:p>
              </text:list-item>
            </text:list>
          </table:table-cell>
        </table:table-row>
        <table:table-row table:style-name="Table5.15">
          <table:table-cell table:style-name="Table5.A1" office:value-type="string">
            <text:list xml:id="list132408954345062" text:continue-numbering="true" text:style-name="WWNum35">
              <text:list-item>
                <text:p text:style-name="P30"><text:span text:style-name="T2">O Sistema valida os dados e exibe o livro e seus empréstimos. </text:span><text:span text:style-name="T3">FE1 FE2 FE3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8572933415" text:continue-numbering="true" text:style-name="WWNum35">
              <text:list-item>
                <text:p text:style-name="P30"><text:span text:style-name="T2">O caso de uso retorna ao passo 4 do FB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5"><text:span text:style-name="T1"><text:s text:c="14"/>FA2 – Consultar quais usuários estão com empréstimos em Atraso</text:span></text:p>
          </table:table-cell>
        </table:table-row>
        <table:table-row table:style-name="Table5.1">
          <table:table-cell table:style-name="Table5.A1" office:value-type="string">
            <text:list xml:id="list8603766862497068674" text:style-name="WWNum21">
              <text:list-item>
                <text:p text:style-name="P31"><text:span text:style-name="T2">O Administrador escolhe a opçã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8572715056" text:continue-numbering="true" text:style-name="WWNum21">
              <text:list-item>
                <text:p text:style-name="P31"><text:span text:style-name="T2">O Sistema exibe em lista os nomes dos Usuários com Empréstimo em Atraso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8110891872" text:continue-numbering="true" text:style-name="WWNum21">
              <text:list-item>
                <text:p text:style-name="P31"><text:span text:style-name="T2">O caso de uso retorna ao passo 4 do FB</text:span></text:p>
              </text:list-item>
            </text:list>
          </table:table-cell>
        </table:table-row>
        <text:soft-page-break/>
        <table:table-row table:style-name="Table5.1">
          <table:table-cell table:style-name="Table5.A1" office:value-type="string">
            <text:p text:style-name="P5"><text:span text:style-name="T1"><text:s text:c="14"/>FA3 – Consultar Todos os empréstimos de um Usuário</text:span></text:p>
          </table:table-cell>
        </table:table-row>
        <table:table-row table:style-name="Table5.1">
          <table:table-cell table:style-name="Table5.A1" office:value-type="string">
            <text:list xml:id="list347177688565341476" text:style-name="WWNum22">
              <text:list-item>
                <text:p text:style-name="P32"><text:span text:style-name="T2">O Administrador <text:s/>escolhe a opção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8249131252" text:continue-numbering="true" text:style-name="WWNum22">
              <text:list-item>
                <text:p text:style-name="P32"><text:span text:style-name="T2">O Sistema pede que o Administrador insira dados de um Usuário para consulta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8271898507" text:continue-numbering="true" text:style-name="WWNum22">
              <text:list-item>
                <text:p text:style-name="P32"><text:span text:style-name="T2">O Administrador insere os dados e envia. </text:span><text:span text:style-name="T3">RN-Usuário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7543311961" text:continue-numbering="true" text:style-name="WWNum22">
              <text:list-item>
                <text:p text:style-name="P32"><text:span text:style-name="T2">O Sistema valida e exibe os dados sobre empréstimos do Usuário. </text:span><text:span text:style-name="T3">FE1 FE2 FE3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9329201431" text:continue-numbering="true" text:style-name="WWNum22">
              <text:list-item>
                <text:p text:style-name="P32"><text:span text:style-name="T2">O caso de uso retorna ao passo 4 do FB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5"><text:span text:style-name="T1">Fluxos de Exceção (FE):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2"><text:tab/></text:span><text:span text:style-name="T1">FE1 – O sistema não encontra a consulta:</text:span></text:p>
          </table:table-cell>
        </table:table-row>
        <table:table-row table:style-name="Table5.1">
          <table:table-cell table:style-name="Table5.A1" office:value-type="string">
            <text:list xml:id="list7027482586284517355" text:style-name="WWNum20">
              <text:list-item>
                <text:p text:style-name="P33"><text:span text:style-name="T2">O Sistema notifica ao Administrador que não encontrou resultados para a busca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8575314325" text:continue-numbering="true" text:style-name="WWNum20">
              <text:list-item>
                <text:p text:style-name="P33"><text:span text:style-name="T2">O caso de uso retorna ao início do fluxo de origem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5"><text:span text:style-name="T2"><text:s text:c="14"/></text:span><text:span text:style-name="T1">FE2 – Campos preenchidos incorretamente</text:span></text:p>
          </table:table-cell>
        </table:table-row>
        <table:table-row table:style-name="Table5.1">
          <table:table-cell table:style-name="Table5.A1" office:value-type="string">
            <text:list xml:id="list1923325875925669200" text:style-name="WWNum10">
              <text:list-item>
                <text:p text:style-name="P34"><text:bookmark text:name="_30j0zll"/><text:span text:style-name="T2">O Sistema <text:s/>informa ao Administrador que existem erros de preenchimento dos dados e informa qual(is) o(s) campo(s) com err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7736948376" text:continue-numbering="true" text:style-name="WWNum10">
              <text:list-item>
                <text:p text:style-name="P34"><text:span text:style-name="T2">O caso de uso retorna ao inicio do fluxo de origem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5"><text:span text:style-name="T2"><text:s text:c="14"/></text:span><text:span text:style-name="T1">FE3 – Campo(s) <text:s/>em branco</text:span></text:p>
          </table:table-cell>
        </table:table-row>
        <table:table-row table:style-name="Table5.1">
          <table:table-cell table:style-name="Table5.A1" office:value-type="string">
            <text:list xml:id="list136917329752831772" text:style-name="WWNum3">
              <text:list-item>
                <text:p text:style-name="P48"><text:span text:style-name="T2">O Sistema avisa quais campos ficaram em branc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32407997255191" text:continue-numbering="true" text:style-name="WWNum3">
              <text:list-item>
                <text:p text:style-name="P48"><text:span text:style-name="T2">O caso de uso retorna ao início do fluxo de origem.</text:span></text:p>
              </text:list-item>
            </text:list>
          </table:table-cell>
        </table:table-row>
      </table:table>
      <text:p text:style-name="P1"><text:soft-page-break/></text:p>
      <text:p text:style-name="P1"/>
      <text:p text:style-name="P1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<text:span text:style-name="T1">Caso de Uso:</text:span><text:span text:style-name="T2"> Emprestar Livro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Ator(es):</text:span><text:span text:style-name="T2"> Usuário Administrador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Descrição:</text:span><text:span text:style-name="T2"> Este caso de uso tem por objetivo emprestar livros aos usuários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Pré-condições:</text:span><text:span text:style-name="T2"> Usuário Administrador autenticado no Sistema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Pós-condições: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Fluxo Principal (FP):</text:span></text:p>
          </table:table-cell>
        </table:table-row>
        <table:table-row table:style-name="Table6.7">
          <table:table-cell table:style-name="Table6.A1" office:value-type="string">
            <text:list xml:id="list2583887920548342397" text:style-name="WWNum11">
              <text:list-item>
                <text:p text:style-name="P53"><text:span text:style-name="T2">O Administrador solicita a opção Emprestar Livro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32409024423146" text:continue-numbering="true" text:style-name="WWNum11">
              <text:list-item>
                <text:p text:style-name="P53"><text:span text:style-name="T2">O Sistema solicita o CPF do Usuário e ISBN do Livro para realizar o Empréstimo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32407799808243" text:continue-numbering="true" text:style-name="WWNum11">
              <text:list-item>
                <text:p text:style-name="P53"><text:span text:style-name="T2">O Administrador insere os dados. 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32409005164152" text:continue-numbering="true" text:style-name="WWNum11">
              <text:list-item>
                <text:p text:style-name="P53"><text:span text:style-name="T2">O Sistema valida os dados e registra a locação. </text:span><text:span text:style-name="T3">RN-Livro, RN-Aluno FA1 FA2 FE1 FE2</text:span><text:span text:style-name="T2"> </text:span><text:span text:style-name="T3">FE3 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32407512849152" text:continue-numbering="true" text:style-name="WWNum11">
              <text:list-item>
                <text:p text:style-name="P53"><text:span text:style-name="T2">Fim do caso de uso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<text:span text:style-name="T1">Fluxos Alternativos (FA):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2"><text:tab/></text:span><text:span text:style-name="T1">FA1 – Usuário possui pendência</text:span></text:p>
          </table:table-cell>
        </table:table-row>
        <table:table-row table:style-name="Table6.1">
          <table:table-cell table:style-name="Table6.A1" office:value-type="string">
            <text:list xml:id="list4800397688090628595" text:style-name="WWNum17">
              <text:list-item>
                <text:p text:style-name="P35"><text:span text:style-name="T2">O Sistema não libera a locação e alerta que é necessário devolver o(s) Livro(s) pendentes e/ou <text:s/>pagar a multa p/ poder locar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32409473062767" text:continue-numbering="true" text:style-name="WWNum17">
              <text:list-item>
                <text:p text:style-name="P35"><text:span text:style-name="T2">O caso de uso retorna ao passo 5 do </text:span><text:span text:style-name="T3">FP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<text:span text:style-name="T1"><text:s text:c="14"/>FA2 – Usuário possui matrícula inválida</text:span></text:p>
          </table:table-cell>
        </table:table-row>
        <table:table-row table:style-name="Table6.1">
          <table:table-cell table:style-name="Table6.A1" office:value-type="string">
            <text:list xml:id="list132408942400001" text:continue-numbering="true" text:style-name="WWNum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5">O Sistema não libera a locação e alerta que a matrícula do aluno é inválida - situação diferente de ativ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40"><text:span text:style-name="T2">2. O caso de uso retorna ao passo 5 do </text:span><text:span text:style-name="T3">FP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Fluxos de Exceção (FE):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<text:s text:c="14"/>FE1 – Usuário/Livro não encontrado</text:span></text:p>
          </table:table-cell>
        </table:table-row>
        <table:table-row table:style-name="Table6.1">
          <table:table-cell table:style-name="Table6.A1" office:value-type="string">
            <text:list xml:id="list8152596979497614300" text:style-name="WWNum40">
              <text:list-item>
                <text:p text:style-name="P36"><text:span text:style-name="T2">O Sistema informa que não encontrou Usuário/Livro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32407434106575" text:continue-numbering="true" text:style-name="WWNum40">
              <text:list-item>
                <text:p text:style-name="P36"><text:span text:style-name="T2">O caso de uso retorna ao início do fluxo de origem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<text:span text:style-name="T1"><text:s text:c="14"/>FE2 – Preenchimento dos campos de consulta inválidos</text:span></text:p>
          </table:table-cell>
        </table:table-row>
        <table:table-row table:style-name="Table6.1">
          <table:table-cell table:style-name="Table6.A1" office:value-type="string">
            <text:list xml:id="list4552080927564809869" text:style-name="WWNum43">
              <text:list-item>
                <text:p text:style-name="P37"><text:span text:style-name="T2">O Sistema informa que os campos foram preenchidos incorretamente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32407464449864" text:continue-numbering="true" text:style-name="WWNum43">
              <text:list-item>
                <text:p text:style-name="P37"><text:span text:style-name="T2">O caso de uso retorna ao início do fluxo de origem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<text:span text:style-name="T1"><text:s text:c="14"/>FE3 – Campo(s) em branco</text:span></text:p>
          </table:table-cell>
        </table:table-row>
        <table:table-row table:style-name="Table6.1">
          <table:table-cell table:style-name="Table6.A1" office:value-type="string">
            <text:list xml:id="list6873126663995880380" text:style-name="WWNum38">
              <text:list-item>
                <text:p text:style-name="P38"><text:span text:style-name="T2">O Sistema informa que os campos não foram preenchidos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32408513926379" text:continue-numbering="true" text:style-name="WWNum38">
              <text:list-item>
                <text:p text:style-name="P38"><text:span text:style-name="T2">O caso de uso retorna ao início do fluxo de origem</text:span></text:p>
              </text:list-item>
            </text:list>
          </table:table-cell>
        </table:table-row>
      </table:table>
      <text:p text:style-name="P1"><text:soft-page-break/></text:p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<text:span text:style-name="T1">Caso de Uso:</text:span><text:span text:style-name="T2"> Devolver Livro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">Ator(es):</text:span><text:span text:style-name="T2"> Usuário Administrador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">Descrição:</text:span><text:span text:style-name="T2"> Este caso de uso tem por objetivo a devolução do livro emprestado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">Pré-condições:</text:span><text:span text:style-name="T2"> Aluno deve ter locado livro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">Pós-condições: </text:span><text:span text:style-name="T2">Livro devidamente devolvido à biblioteca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">Fluxo Principal (FP):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2"><text:s text:c="15"/>1. O Administrador solicita a opção Devolver livro<text:tab/><text:tab/><text:tab/><text:tab/><text:tab/>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2"><text:s text:c="13"/>2. <text:s text:c="3"/>O sistema solicita o CPF do usuário e o ISBN do livro que será devolvido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2"><text:s text:c="13"/>3. <text:s text:c="3"/>O Administrador insere os dados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2"><text:s text:c="13"/>4. <text:s text:c="3"/>O sistema exibe o empréstimo consultado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2"><text:s text:c="13"/>5. <text:s text:c="3"/>O Administrador solicita alterar status do empréstimo para devolvido</text:span></text:p>
          </table:table-cell>
        </table:table-row>
        <table:table-row table:style-name="Table7.1">
          <table:table-cell table:style-name="Table7.A1" office:value-type="string">
            <text:list xml:id="list132407933453824" text:continue-list="list132407512849152" text:style-name="WWNum11">
              <text:list-item>
                <text:p text:style-name="P54"><text:span text:style-name="T5">O Sistema valida os dados e registra a devolução. </text:span><text:span text:style-name="T6">RN-Livro, RN-Aluno FA1 FE1 FE2</text:span><text:span text:style-name="T5"> </text:span><text:span text:style-name="T6">FE3 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list xml:id="list132407579208650" text:continue-numbering="true" text:style-name="WWNum11">
              <text:list-item>
                <text:p text:style-name="P54"><text:span text:style-name="T5">Fim do caso de uso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"><text:span text:style-name="T1">Fluxos Alternativos (FA):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"><text:s text:c="14"/>FA1 - Devolução com atraso</text:span></text:p>
          </table:table-cell>
        </table:table-row>
        <table:table-row table:style-name="Table7.1">
          <table:table-cell table:style-name="Table7.A1" office:value-type="string">
            <text:list xml:id="list132407568452669" text:continue-list="list132408513926379" text:style-name="WWNum3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8"><text:span text:style-name="T5">O sistema alerta que o livro foi devolvido com atraso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"><text:span text:style-name="T7"><text:s text:c="13"/>2. <text:s text:c="4"/>Administrador solicita ao sistema Registrar Multa</text:span></text:p>
          </table:table-cell>
        </table:table-row>
        <table:table-row table:style-name="Table7.18">
          <table:table-cell table:style-name="Table7.A1" office:value-type="string">
            <text:list xml:id="list132408555369398" text:continue-numbering="true" text:style-name="WWNum38">
              <text:list-item>
                <text:p text:style-name="P39"><text:span text:style-name="T5">O sistema gera a multa e registra pendência para o aluno </text:span><text:span text:style-name="T6">RN-Aluno</text:span></text:p>
              </text:list-item>
            </text:list>
          </table:table-cell>
        </table:table-row>
        <table:table-row table:style-name="Table7.18">
          <table:table-cell table:style-name="Table7.A1" office:value-type="string">
            <text:p text:style-name="P5"><text:span text:style-name="T2"><text:s text:c="14"/></text:span><text:span text:style-name="T1">FA2 – Usuário possui pendência em aberto</text:span></text:p>
          </table:table-cell>
        </table:table-row>
        <table:table-row table:style-name="Table7.18">
          <table:table-cell table:style-name="Table7.A1" office:value-type="string">
            <text:list xml:id="list132408790687287" text:continue-numbering="true" text:style-name="WWNum3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8"><text:span text:style-name="T5">O sistema alerta que existe multa em abert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 table:style-name="Table7.18">
          <table:table-cell table:style-name="Table7.A1" office:value-type="string">
            <text:list xml:id="list132408161118521" text:continue-numbering="true" text:style-name="WWNum3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8"><text:span text:style-name="T5">O caso de uso retorna ao início do fluxo de orige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"><text:span text:style-name="T1">Fluxos de Exceção (FE):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2"><text:tab/></text:span><text:span text:style-name="T1">FE1 – O sistema não encontra a consulta:</text:span></text:p>
          </table:table-cell>
        </table:table-row>
        <table:table-row table:style-name="Table7.1">
          <table:table-cell table:style-name="Table7.A1" office:value-type="string">
            <text:list xml:id="list3664974361074027817" text:style-name="WWNum25">
              <text:list-item>
                <text:p text:style-name="P41"><text:span text:style-name="T2">O Sistema notifica ao Administrador que não encontrou resultados para a busca.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list xml:id="list132407956525052" text:continue-numbering="true" text:style-name="WWNum25">
              <text:list-item>
                <text:p text:style-name="P41"><text:span text:style-name="T2">O caso de uso retorna ao início do fluxo de origem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"><text:span text:style-name="T2"><text:s text:c="14"/></text:span><text:span text:style-name="T1">FE2 – Campos preenchidos incorretamente</text:span></text:p>
          </table:table-cell>
        </table:table-row>
        <table:table-row table:style-name="Table7.1">
          <table:table-cell table:style-name="Table7.A1" office:value-type="string">
            <text:list xml:id="list5774689469354051441" text:style-name="WWNum27">
              <text:list-item>
                <text:p text:style-name="P42"><text:span text:style-name="T2">O Sistema <text:s/>informa ao Administrador que existem erros de preenchimento dos dados e informa qual(is) o(s) campo(s) com erro.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list xml:id="list132408967793314" text:continue-numbering="true" text:style-name="WWNum27">
              <text:list-item>
                <text:p text:style-name="P42"><text:span text:style-name="T2">O caso de uso retorna ao inicio do fluxo de origem.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"><text:span text:style-name="T2"><text:s text:c="14"/></text:span><text:span text:style-name="T1">FE3 – Campo(s) <text:s/>em branco</text:span></text:p>
          </table:table-cell>
        </table:table-row>
        <table:table-row table:style-name="Table7.1">
          <table:table-cell table:style-name="Table7.A1" office:value-type="string">
            <text:list xml:id="list9159757476633188679" text:style-name="WWNum29">
              <text:list-item>
                <text:p text:style-name="P49"><text:span text:style-name="T2">O Sistema avisa quais campos ficaram em branco.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list xml:id="list132409172556077" text:continue-numbering="true" text:style-name="WWNum29">
              <text:list-item>
                <text:p text:style-name="P49"><text:span text:style-name="T2">O caso de uso retorna ao início do fluxo de origem.</text:span></text:p>
              </text:list-item>
            </text:list>
          </table:table-cell>
        </table:table-row>
      </table:table>
      <text:p text:style-name="P2"><text:soft-page-break/></text:p>
      <text:p text:style-name="P2"/>
      <text:p text:style-name="P2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5"><text:span text:style-name="T1">Caso de Uso:</text:span><text:span text:style-name="T2"> Consultar livros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1">Ator(es):</text:span><text:span text:style-name="T2"> Usuário 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1">Descrição:</text:span><text:span text:style-name="T2"> Este caso de uso tem por objetivo permitir ao aluno usuário do sistema realizar busca por um livro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1">Pré-condições:</text:span><text:span text:style-name="T2"> 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1">Pós-condições: 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1">Fluxo Principal (FP):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5"/>1. O Usuário <text:s/>escolhe a opção: Consultar Livro.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4"/>2. <text:s text:c="2"/>O Usuário solicita ao Aluno os dados do livro para consulta. </text:span><text:span text:style-name="T3">RN-Livro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4"/>3. <text:s text:c="3"/>O Usuário <text:s/>insere algum dado do Livro para a consulta.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4"/>4. <text:s text:c="3"/>O Sistema valida dos dados e apresenta os resultados da consulta. <text:s/></text:span><text:span text:style-name="T3">FE1 <text:s/>FE2 FE3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5"/>5. <text:s text:c="2"/>O Administrador seleciona dentre os resultados o Livro que deseja consultar disponibilidade.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5"/>6. <text:s/>O Sistema informa se o livro está disponível para locação </text:span><text:span text:style-name="T3">FA1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5"/>7. <text:s/>Caso de uso encerrado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1">Fluxos Alternativos(FA):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3"/></text:span><text:span text:style-name="T1">FA1 - Livro locado</text:span></text:p>
          </table:table-cell>
        </table:table-row>
        <table:table-row table:style-name="Table8.1">
          <table:table-cell table:style-name="Table8.A1" office:value-type="string">
            <text:list xml:id="list6870699848546433829" text:style-name="WWNum31">
              <text:list-item>
                <text:p text:style-name="P56"><text:span text:style-name="T2">O sistema alerta que o livro está locado e pergunta se o Usuário deseja realizar uma reserva.</text:span><text:span text:style-name="T3"> FA2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132408348119929" text:continue-numbering="true" text:style-name="WWNum31">
              <text:list-item>
                <text:p text:style-name="P56"><text:span text:style-name="T2">O Usuário informa que deseja fazer uma reserva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132409276459433" text:continue-numbering="true" text:style-name="WWNum31">
              <text:list-item>
                <text:p text:style-name="P56"><text:span text:style-name="T2">O Sistema registra a reserva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132407755592431" text:continue-numbering="true" text:style-name="WWNum31">
              <text:list-item>
                <text:p text:style-name="P56"><text:span text:style-name="T2">O caso de uso retorna ao início do fluxo de origem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3"/></text:span><text:span text:style-name="T1">FA2 – Usuário não quer fazer reserva</text:span></text:p>
          </table:table-cell>
        </table:table-row>
        <table:table-row table:style-name="Table8.1">
          <table:table-cell table:style-name="Table8.A1" office:value-type="string">
            <text:list xml:id="list876351511180673829" text:style-name="WWNum36">
              <text:list-item>
                <text:p text:style-name="P57"><text:span text:style-name="T2">O caso de uso retorna ao passo 7 do FB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4"/></text:span><text:span text:style-name="T1">FE2 – Campos preenchidos incorretamente</text:span></text:p>
          </table:table-cell>
        </table:table-row>
        <table:table-row table:style-name="Table8.1">
          <table:table-cell table:style-name="Table8.A1" office:value-type="string">
            <text:list xml:id="list81104578508781049" text:style-name="WWNum32">
              <text:list-item>
                <text:p text:style-name="P43"><text:span text:style-name="T2">O Sistema <text:s/>informa ao Administrador que existem erros de preenchimento dos dados e informa qual(is) o(s) campo(s) com erro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132408326335774" text:continue-numbering="true" text:style-name="WWNum32">
              <text:list-item>
                <text:p text:style-name="P43"><text:span text:style-name="T2">O caso de uso retorna ao inicio do fluxo de origem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5"><text:span text:style-name="T2"><text:s text:c="14"/></text:span><text:span text:style-name="T1">FE3 – Campo(s) <text:s/>em branco</text:span></text:p>
          </table:table-cell>
        </table:table-row>
        <table:table-row table:style-name="Table8.1">
          <table:table-cell table:style-name="Table8.A1" office:value-type="string">
            <text:list xml:id="list6743250849943980980" text:style-name="WWNum34">
              <text:list-item>
                <text:p text:style-name="P50"><text:span text:style-name="T2">O Sistema avisa quais campos ficaram em branco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132407691805646" text:continue-numbering="true" text:style-name="WWNum34">
              <text:list-item>
                <text:p text:style-name="P50"><text:span text:style-name="T2">O caso de uso retorna ao início do fluxo de origem.</text:span></text:p>
              </text:list-item>
            </text:list>
          </table:table-cell>
        </table:table-row>
      </table:table>
      <text:p text:style-name="P2"><text:soft-page-break/></text:p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pt" fo:country="BR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pt" fo:country="BR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fo:font-size="10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family-generic="roman" style:font-pitch="variable" fo:font-size="10pt"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font-name="Arial" fo:font-family="Arial" style:font-family-generic="roman" style:font-pitch="variable" fo:font-size="10pt"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7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7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7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7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7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7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7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7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7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1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1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1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1"/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1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1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3" text:style-name="ListLabel_20_1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4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7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bullet text:level="9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7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7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7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7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7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7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7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7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7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25" meta:paragraph-count="279" meta:word-count="2418" meta:character-count="14448" meta:non-whitespace-character-count="11697"/>
    <meta:generator>LibreOfficeDev/5.1.0.3$Linux_X86_64 LibreOffice_project/</meta:generator>
  </office:meta>
</office:document-meta>
</file>